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style:style>
    <style:style style:name="P2" style:parent-style-name="Textbody" style:family="paragraph">
      <style:text-properties style:font-name="Arial"/>
    </style:style>
    <style:style style:name="P3" style:parent-style-name="Textbody" style:family="paragraph">
      <style:text-properties style:font-name="Arial"/>
    </style:style>
    <style:style style:name="P4" style:parent-style-name="Textbody" style:family="paragraph">
      <style:text-properties style:font-name="Arial"/>
    </style:style>
    <style:style style:name="P5" style:parent-style-name="Textbody" style:family="paragraph">
      <style:text-properties style:font-name="Arial"/>
    </style:style>
    <style:style style:name="P6" style:parent-style-name="Textbody" style:family="paragraph">
      <style:text-properties style:font-name="Arial" style:text-underline-type="single" style:text-underline-style="solid" style:text-underline-width="auto" style:text-underline-mode="continuous"/>
    </style:style>
    <style:style style:name="P7" style:parent-style-name="Textbody" style:family="paragraph">
      <style:text-properties style:font-name="Arial"/>
    </style:style>
    <style:style style:name="T8" style:parent-style-name="Fuentedepárrafopredeter." style:family="text">
      <style:text-properties style:font-name="Arial" fo:font-weight="bold" style:font-weight-asian="bold" style:font-weight-complex="bold" fo:color="#2A6099"/>
    </style:style>
    <style:style style:name="P9" style:parent-style-name="Textbody" style:family="paragraph">
      <style:text-properties style:font-name="Arial" fo:color="#2A6099"/>
    </style:style>
    <style:style style:name="P10" style:parent-style-name="Textbody" style:family="paragraph">
      <style:text-properties style:font-name="Arial" fo:color="#2A6099"/>
    </style:style>
    <style:style style:name="T11" style:parent-style-name="Fuentedepárrafopredeter." style:family="text">
      <style:text-properties style:font-name="Arial" fo:color="#2A6099"/>
    </style:style>
    <style:style style:name="T12" style:parent-style-name="Fuentedepárrafopredeter." style:family="text">
      <style:text-properties style:font-name="Arial" style:font-weight-complex="bold" fo:color="#2A6099"/>
    </style:style>
    <style:style style:name="P13" style:parent-style-name="Textbody" style:family="paragraph">
      <style:text-properties style:font-name="Arial" style:font-weight-complex="bold" fo:color="#2A6099"/>
    </style:style>
    <style:style style:name="P14" style:parent-style-name="Textbody" style:family="paragraph">
      <style:text-properties style:font-name="Arial" style:font-weight-complex="bold" fo:color="#2A6099"/>
    </style:style>
    <style:style style:name="P15" style:parent-style-name="Textbody" style:family="paragraph">
      <style:text-properties style:font-name="Arial" style:font-weight-complex="bold" fo:color="#2A6099"/>
    </style:style>
    <style:style style:name="P16" style:parent-style-name="Standard" style:family="paragraph">
      <style:text-properties style:font-name="Arial"/>
    </style:style>
    <style:style style:name="T17" style:parent-style-name="Fuentedepárrafopredeter." style:family="text">
      <style:text-properties style:font-name="Arial" fo:font-weight="bold" style:font-weight-asian="bold" style:font-weight-complex="bold" fo:color="#2A6099"/>
    </style:style>
    <style:style style:name="P18" style:parent-style-name="Textbody" style:family="paragraph">
      <style:text-properties style:font-name="Arial" fo:color="#2A6099"/>
    </style:style>
    <style:style style:name="P19" style:parent-style-name="Textbody" style:family="paragraph">
      <style:text-properties style:font-name="Arial" fo:color="#2A6099"/>
    </style:style>
    <style:style style:name="S1" style:family="section">
      <style:section-properties fo:margin-left="0in" fo:margin-right="0.2513in" style:writing-mode="lr-tb">
        <style:columns fo:column-count="1" fo:column-gap="0.5in"/>
      </style:section-properties>
    </style:style>
    <style:style style:name="P20" style:parent-style-name="Textbody" style:family="paragraph">
      <style:text-properties style:font-name="Arial"/>
    </style:style>
    <style:style style:name="P21" style:parent-style-name="Textbody" style:family="paragraph">
      <style:text-properties style:font-name="Arial"/>
    </style:style>
  </office:automatic-styles>
  <office:body>
    <office:text text:use-soft-page-breaks="true">
      <text:p text:style-name="P1"><text:span text:style-name="StrongEmphasis">Hola,</text:span></text:p>
      <text:p text:style-name="P2">La inteligencia artificial es increíble para los desarrolladores. Nos permite automatizar tareas repetitivas, como corregir errores o probar programas, y nos ayuda a crear aplicaciones más inteligentes que funcionan mejor para las personas. También nos permite resolver grandes problemas, como construir sistemas que puedan aprender y mejorar por sí mismos.</text:p>
      <text:p text:style-name="P3">Pero no siempre es fácil. Trabajar con IA significa que tenemos que seguir aprendiendo cosas nuevas porque las herramientas cambian muy rápido, y eso puede ser agotador. Además, algunas partes de nuestro trabajo pueden parecer menos importantes porque la IA puede hacerlas automáticamente.</text:p>
      <text:p text:style-name="P4">Y luego está la responsabilidad. Tenemos que asegurarnos de que los sistemas que creamos sean justos, que no traten a nadie de manera injusta y que mantengan seguros los datos de las personas. Eso no siempre es sencillo.</text:p>
      <text:p text:style-name="P5">La IA es muy útil para los programadores, pero también trae desafíos que debemos manejar con cuidado.</text:p>
      <text:p text:style-name="P6"/>
      <text:p text:style-name="P7"/>
      <text:p text:style-name="Textbody"/>
      <text:p text:style-name="Textbody"><text:span text:style-name="T8">Hi,</text:span></text:p>
      <text:p text:style-name="P9">Artificial intelligence is<text:s/>amazing<text:s/>for<text:s/>develops.<text:s/>It lets us automate repetitive tasks, like fixing errors or testing programs, and it helps us create smarter apps that work better for people. It also lets us solve big problems, like building systems that can learn and improve by themselves.</text:p>
      <text:p text:style-name="P10"/>
      <text:p text:style-name="Textbody"><text:span text:style-name="T11">But it’s not always easy. Working with AI means we have to keep learning new things because the tools change very quickly, and that can feel tiring. Also, some parts of our job might seem less<text:s/></text:span><text:span text:style-name="T12">important because AI can do them automatically.</text:span></text:p>
      <text:p text:style-name="P13"/>
      <text:p text:style-name="P14">And then there’s the responsibility. We have to make sure the systems we create are fair, don’t treat anyone unfairly, and keep people’s data safe. That’s not always simple.</text:p>
      <text:p text:style-name="P15">AI is super useful for programmers, but it also brings challenges we need to handle carefully.</text:p>
      <text:p text:style-name="P16"/>
      <text:p text:style-name="Textbody"><text:span text:style-name="T17"><text:s/></text:span></text:p>
      <text:p text:style-name="P18"/>
      <text:p text:style-name="P19"/>
      <text:section text:name="Sect1" text:style-name="S1">
        <text:p text:style-name="P20"/>
        <text:p text:style-name="P21"/>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3" style:display-name="Título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5361in" style:num-format="1" style:writing-mode="lr-tb">
        <style:columns fo:column-count="2">
          <style:column style:rel-width="5233*" fo:start-indent="0in" fo:end-indent="0.0979in"/>
          <style:column style:rel-width="4767*" fo:start-indent="0.0979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inso lafuente</meta:initial-creator>
    <dc:creator>kinso lafuente</dc:creator>
    <meta:creation-date>2024-12-01T13:46:00Z</meta:creation-date>
    <dc:date>2024-12-01T17:58:00Z</dc:date>
    <meta:print-date>2024-12-01T17:57:00Z</meta:print-date>
    <meta:template xlink:href="Normal.dotm" xlink:type="simple"/>
    <meta:editing-cycles>7</meta:editing-cycles>
    <meta:editing-duration>PT3060S</meta:editing-duration>
    <meta:document-statistic meta:page-count="1" meta:paragraph-count="3" meta:word-count="276" meta:character-count="1792" meta:row-count="12" meta:non-whitespace-character-count="1519"/>
  </office:meta>
</office:document-meta>
</file>